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text-position="0% 100%" fo:font-size="12pt" fo:font-weight="bold" style:font-size-asian="10.5pt" style:font-weight-asian="bold" style:font-size-complex="12pt" style:font-weight-complex="bold"/>
    </style:style>
    <style:style style:name="T4" style:family="text">
      <style:text-properties style:text-position="super 58%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Phantom Phenomenon</text:p>
      <text:p text:style-name="P2"/>
      <text:p text:style-name="P1">Phantom phenomenon</text:p>
      <text:p text:style-name="P2">Conflicts which arise due to two transactions operating on different data items</text:p>
      <text:p text:style-name="P2"/>
      <text:p text:style-name="P1">Example</text:p>
      <text:p text:style-name="P2">Consider the two transactions</text:p>
      <text:list xml:id="list7219954611" text:style-name="L1">
        <text:list-header>
          <text:p text:style-name="P4"><text:span text:style-name="T2">T</text:span><text:span text:style-name="T1">29</text:span><text:span text:style-name="T2"> = select sum(balance) from account where branch_name = 'Perryridge'</text:span></text:p>
          <text:p text:style-name="P4">T<text:span text:style-name="T1">30</text:span><text:span text:style-name="T2"> = insert into account values (A-201, 'Perryridge', 200)</text:span></text:p>
        </text:list-header>
      </text:list>
      <text:p text:style-name="P2">Both of them conflict even though they do not access a common tuple</text:p>
      <text:p text:style-name="P2"/>
      <text:p text:style-name="P1">Index locking</text:p>
      <text:list xml:id="list833368143" text:style-name="L2">
        <text:list-item>
          <text:p text:style-name="P6">Any transaction that inserts tuple into a relation must insert information in every index maintained on the relation</text:p>
        </text:list-item>
        <text:list-item>
          <text:p text:style-name="P5"><text:span text:style-name="T2">Phantom phenomenon is eliminated by imposing a locking protocol for indic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15T19:37:34</meta:creation-date>
    <dc:date>2012-12-06T10:34:43</dc:date>
    <dc:creator>Kempa </dc:creator>
    <meta:editing-duration>PT1M38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11" meta:word-count="89" meta:character-count="560" meta:non-whitespace-character-count="486"/>
  </office:meta>
</office:document-meta>
</file>